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31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2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1 thread 1 core</text:p>
          </table:table-cell>
          <table:table-cell table:style-name="ce6" office:value-type="string">
            <text:p>8 threads</text:p>
          </table:table-cell>
          <table:table-cell table:style-name="ce1"/>
        </table:table-row>
        <table:table-row table:style-name="ro1">
          <table:table-cell table:style-name="ce2" office:value-type="string">
            <text:p>T.secuencial</text:p>
          </table:table-cell>
          <table:table-cell table:style-name="ce2" office:value-type="string">
            <text:p>T.paralelo (for)</text:p>
          </table:table-cell>
          <table:table-cell office:value-type="string">
            <text:p>Ejecución</text:p>
          </table:table-cell>
        </table:table-row>
        <table:table-row table:style-name="ro1">
          <table:table-cell table:style-name="ce3" office:value-type="float" office:value="0.002385253">
            <text:p>0,002385253</text:p>
          </table:table-cell>
          <table:table-cell table:style-name="ce3" office:value-type="float" office:value="0.00259839499994996">
            <text:p>0,002598395</text:p>
          </table:table-cell>
          <table:table-cell office:value-type="string">
            <text:p>1º</text:p>
          </table:table-cell>
        </table:table-row>
        <table:table-row table:style-name="ro1">
          <table:table-cell office:value-type="float" office:value="0.004795996">
            <text:p>0,004795996</text:p>
          </table:table-cell>
          <table:table-cell office:value-type="float" office:value="0.000954691000515595">
            <text:p>0,000954691</text:p>
          </table:table-cell>
          <table:table-cell office:value-type="string">
            <text:p>2º</text:p>
          </table:table-cell>
        </table:table-row>
        <table:table-row table:style-name="ro1">
          <table:table-cell office:value-type="float" office:value="0.009886355">
            <text:p>0,009886355</text:p>
          </table:table-cell>
          <table:table-cell office:value-type="float" office:value="0.00142570500065631">
            <text:p>0,001425705</text:p>
          </table:table-cell>
          <table:table-cell office:value-type="string">
            <text:p>3º</text:p>
          </table:table-cell>
        </table:table-row>
        <table:table-row table:style-name="ro1">
          <table:table-cell office:value-type="float" office:value="0.020680093">
            <text:p>0,020680093</text:p>
          </table:table-cell>
          <table:table-cell office:value-type="float" office:value="0.00315838599999552">
            <text:p>0,003158386</text:p>
          </table:table-cell>
          <table:table-cell office:value-type="string">
            <text:p>4º</text:p>
          </table:table-cell>
        </table:table-row>
        <table:table-row table:style-name="ro1">
          <table:table-cell office:value-type="float" office:value="0.18203325">
            <text:p>0,18203325</text:p>
          </table:table-cell>
          <table:table-cell office:value-type="float" office:value="0.00583100299991202">
            <text:p>0,005831003</text:p>
          </table:table-cell>
          <table:table-cell office:value-type="string">
            <text:p>5º</text:p>
          </table:table-cell>
        </table:table-row>
        <table:table-row table:style-name="ro1">
          <table:table-cell office:value-type="float" office:value="0.34482678">
            <text:p>0,34482678</text:p>
          </table:table-cell>
          <table:table-cell office:value-type="float" office:value="0.0132128789991839">
            <text:p>0,013212879</text:p>
          </table:table-cell>
          <table:table-cell office:value-type="string">
            <text:p>6º</text:p>
          </table:table-cell>
        </table:table-row>
        <table:table-row table:style-name="ro1">
          <table:table-cell office:value-type="float" office:value="0.066323893">
            <text:p>0,066323893</text:p>
          </table:table-cell>
          <table:table-cell office:value-type="float" office:value="0.0241820489991369">
            <text:p>0,024182049</text:p>
          </table:table-cell>
          <table:table-cell office:value-type="string">
            <text:p>7º</text:p>
          </table:table-cell>
        </table:table-row>
        <table:table-row table:style-name="ro1">
          <table:table-cell office:value-type="float" office:value="0.115778912">
            <text:p>0,115778912</text:p>
          </table:table-cell>
          <table:table-cell office:value-type="float" office:value="0.0467073880008684">
            <text:p>0,046707388</text:p>
          </table:table-cell>
          <table:table-cell office:value-type="string">
            <text:p>8º</text:p>
          </table:table-cell>
        </table:table-row>
        <table:table-row table:style-name="ro1">
          <table:table-cell office:value-type="float" office:value="0.214063196">
            <text:p>0,214063196</text:p>
          </table:table-cell>
          <table:table-cell office:value-type="float" office:value="0.0932954689997132">
            <text:p>0,093295469</text:p>
          </table:table-cell>
          <table:table-cell office:value-type="string">
            <text:p>9º</text:p>
          </table:table-cell>
        </table:table-row>
        <table:table-row table:style-name="ro1">
          <table:table-cell office:value-type="float" office:value="0.422357492">
            <text:p>0,422357492</text:p>
          </table:table-cell>
          <table:table-cell office:value-type="float" office:value="0.175181972999781">
            <text:p>0,175181973</text:p>
          </table:table-cell>
          <table:table-cell office:value-type="string">
            <text:p>10º</text:p>
          </table:table-cell>
        </table:table-row>
        <table:table-row table:style-name="ro1">
          <table:table-cell table:style-name="ce5" office:value-type="float" office:value="0.847398284">
            <text:p>0,847398284</text:p>
          </table:table-cell>
          <table:table-cell table:style-name="ce5" office:value-type="float" office:value="0.345761000000493">
            <text:p>0,345761</text:p>
          </table:table-cell>
          <table:table-cell office:value-type="string">
            <text:p>11º</text:p>
          </table:table-cell>
        </table:table-row>
      </table:table>
      <table:table table:name="Hoja2" table:style-name="ta1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adge </meta:initial-creator>
    <meta:creation-date>2013-04-16T18:52:00</meta:creation-date>
    <dc:date>2013-04-16T19:08:09</dc:date>
    <dc:creator>Loadge </dc:creator>
    <meta:editing-duration>PT1M3S</meta:editing-duration>
    <meta:editing-cycles>1</meta:editing-cycles>
    <meta:document-statistic meta:table-count="3" meta:cell-count="38" meta:object-count="0"/>
    <meta:generator>LibreOffice/3.5$Linux_X86_64 LibreOffice_project/350m1$Build-2</meta:generator>
  </office:meta>
</office:document-meta>
</file>